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2CC"/>
      <style:text-properties fo:font-size="48pt" style:font-size-asian="48pt" style:font-size-complex="48pt"/>
    </style:style>
    <style:style style:name="ce3" style:family="table-cell" style:parent-style-name="Default" style:data-style-name="N0">
      <style:table-cell-properties fo:background-color="#FFF2CC"/>
    </style:style>
    <style:style style:name="ce4" style:family="table-cell" style:parent-style-name="Default" style:data-style-name="N0">
      <style:table-cell-properties style:vertical-align="top" fo:background-color="#BFBFBF"/>
    </style:style>
    <style:style style:name="ce5" style:family="table-cell" style:parent-style-name="Default" style:data-style-name="N0">
      <style:table-cell-properties fo:background-color="#BFBFBF"/>
    </style:style>
    <style:style style:name="ce6" style:family="table-cell" style:parent-style-name="Default" style:data-style-name="N0">
      <style:table-cell-properties style:vertical-align="top" fo:background-color="#BFBFBF"/>
      <style:text-properties fo:color="#808080"/>
    </style:style>
    <style:style style:name="ce7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color="#808080"/>
    </style:style>
    <style:style style:name="ce8" style:family="table-cell" style:parent-style-name="Default" style:data-style-name="N0">
      <style:table-cell-properties style:vertical-align="top" fo:wrap-option="wrap" fo:background-color="#BFBFBF"/>
    </style:style>
    <style:style style:name="ce9" style:family="table-cell" style:parent-style-name="Default" style:data-style-name="N0">
      <style:table-cell-properties style:vertical-align="top" fo:wrap-option="wrap" fo:background-color="#FFF2CC"/>
      <style:text-properties fo:font-size="20pt" style:font-size-asian="20pt" style:font-size-complex="20pt"/>
    </style:style>
    <style:style style:name="ce10" style:family="table-cell" style:parent-style-name="Default" style:data-style-name="N0">
      <style:table-cell-properties style:vertical-align="automatic" fo:wrap-option="wrap" fo:background-color="#FFF2CC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E2EFDA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E2EFDA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top" fo:background-color="#E2EFDA" style:repeat-content="false"/>
      <style:paragraph-properties fo:text-align="end" fo:margin-right="0.706cm"/>
    </style:style>
    <style:style style:name="ce14" style:family="table-cell" style:parent-style-name="Default" style:data-style-name="N0">
      <style:table-cell-properties fo:border="thin solid #000000" fo:background-color="#FFFFFF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E2EFDB"/>
    </style:style>
    <style:style style:name="ce16" style:family="table-cell" style:parent-style-name="Default" style:data-style-name="N0">
      <style:table-cell-properties style:vertical-align="top" fo:background-color="#E2EFDC" style:repeat-content="false"/>
      <style:paragraph-properties fo:text-align="end" fo:margin-right="0cm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6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4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-1,1)">
          <table:help-message table:title="Projected changes in percentages" table:display="true">
            <text:p>100% is represented as 1.00</text:p>
            <text:p>Min value: -1.00</text:p>
            <text:p>Max value: 1.00</text:p>
          </table:help-message>
          <table:error-message table:title="Non-numeric value entered" table:display="true" table:message-type="warning">
            <text:p>Please change to a numeric value</text:p>
          </table:error-message>
        </table:content-validation>
        <table:content-validation table:name="val2" table:condition="of:cell-content-is-decimal-number() and cell-content-is-between(0,1000000000000)">
          <table:help-message table:title="Pounds (£)" table:display="true">
            <text:p>Cashflow (£)</text:p>
          </table:help-message>
          <table:error-message table:title="Non-numeric value entered" table:display="true" table:message-type="warning">
            <text:p>Please change to a numeric value</text:p>
          </table:error-message>
        </table:content-validation>
      </table:content-validations>
      <table:table table:name="Cashflow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16378" table:default-cell-style-name="ce5"/>
        <table:table-row table:style-name="ro1">
          <table:table-cell office:value-type="string" table:style-name="ce2">
            <text:p>Cashflow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Data Model schema version</text:p>
          </table:table-cell>
          <table:table-cell office:value-type="string" table:style-name="ce7">
            <text:p>1.3.8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6">
            <text:p>Template name</text:p>
          </table:table-cell>
          <table:table-cell office:value-type="string" table:style-name="ce7">
            <text:p>dvd-cashflow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6">
            <text:p>Template version</text:p>
          </table:table-cell>
          <table:table-cell office:value-type="float" office:value="6" table:style-name="ce7">
            <text:p>6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6">
            <text:p>CRC</text:p>
          </table:table-cell>
          <table:table-cell office:value-type="string" table:style-name="ce7">
            <text:p>7F23F62B</text:p>
          </table:table-cell>
          <table:table-cell table:number-columns-repeated="16382" table:style-name="ce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2" table:style-name="ce5"/>
          <table:table-cell table:number-columns-repeated="16332" table:style-name="ce1"/>
        </table:table-row>
        <table:table-row table:style-name="ro2">
          <table:table-cell table:style-name="ce8"/>
          <table:table-cell table:number-columns-repeated="51" table:style-name="ce5"/>
          <table:table-cell table:number-columns-repeated="16332" table:style-name="ce1"/>
        </table:table-row>
        <table:table-row table:style-name="ro3">
          <table:table-cell office:value-type="string" table:style-name="ce9">
            <text:p>Projections</text:p>
          </table:table-cell>
          <table:table-cell table:number-columns-repeated="5" table:style-name="ce3"/>
          <table:table-cell table:style-name="ce10"/>
          <table:table-cell table:number-columns-repeated="16377" table:style-name="ce3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16">
            <text:p>Term</text:p>
          </table:table-cell>
          <table:table-cell office:value-type="string" table:style-name="ce15">
            <text:p>Non-discounted cashflows (£)</text:p>
          </table:table-cell>
          <table:table-cell office:value-type="string" table:style-name="ce12">
            <text:p>Discount Rate (fwd %)</text:p>
          </table:table-cell>
          <table:table-cell office:value-type="string" table:style-name="ce12">
            <text:p>Assumed RPI <text:s/>inflation curve (fwd %)</text:p>
          </table:table-cell>
          <table:table-cell office:value-type="string" table:style-name="ce11">
            <text:p>Assumed CPI <text:s/>inflation curve (fwd %)</text:p>
          </table:table-cell>
          <table:table-cell office:value-type="string" table:style-name="ce11">
            <text:p>Assumed Pay increase curve (fwd %)</text:p>
          </table:table-cell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" table:style-name="ce13">
            <text:p>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2" table:style-name="ce13">
            <text:p>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3" table:style-name="ce13">
            <text:p>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4" table:style-name="ce13">
            <text:p>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5" table:style-name="ce13">
            <text:p>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6" table:style-name="ce13">
            <text:p>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7" table:style-name="ce13">
            <text:p>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8" table:style-name="ce13">
            <text:p>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9" table:style-name="ce13">
            <text:p>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0" table:style-name="ce13">
            <text:p>1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1" table:style-name="ce13">
            <text:p>1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2" table:style-name="ce13">
            <text:p>1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3" table:style-name="ce13">
            <text:p>1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4" table:style-name="ce13">
            <text:p>1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5" table:style-name="ce13">
            <text:p>1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6" table:style-name="ce13">
            <text:p>1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7" table:style-name="ce13">
            <text:p>1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8" table:style-name="ce13">
            <text:p>1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9" table:style-name="ce13">
            <text:p>1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20" table:style-name="ce13">
            <text:p>2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21" table:style-name="ce13">
            <text:p>2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22" table:style-name="ce13">
            <text:p>2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23" table:style-name="ce13">
            <text:p>2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24" table:style-name="ce13">
            <text:p>2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25" table:style-name="ce13">
            <text:p>2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26" table:style-name="ce13">
            <text:p>2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27" table:style-name="ce13">
            <text:p>2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28" table:style-name="ce13">
            <text:p>2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29" table:style-name="ce13">
            <text:p>2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30" table:style-name="ce13">
            <text:p>3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31" table:style-name="ce13">
            <text:p>3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32" table:style-name="ce13">
            <text:p>3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33" table:style-name="ce13">
            <text:p>3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34" table:style-name="ce13">
            <text:p>3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35" table:style-name="ce13">
            <text:p>3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36" table:style-name="ce13">
            <text:p>3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37" table:style-name="ce13">
            <text:p>3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38" table:style-name="ce13">
            <text:p>3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39" table:style-name="ce13">
            <text:p>3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40" table:style-name="ce13">
            <text:p>4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41" table:style-name="ce13">
            <text:p>4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42" table:style-name="ce13">
            <text:p>4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43" table:style-name="ce13">
            <text:p>4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44" table:style-name="ce13">
            <text:p>4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45" table:style-name="ce13">
            <text:p>4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46" table:style-name="ce13">
            <text:p>4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47" table:style-name="ce13">
            <text:p>4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48" table:style-name="ce13">
            <text:p>4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49" table:style-name="ce13">
            <text:p>4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50" table:style-name="ce13">
            <text:p>5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51" table:style-name="ce13">
            <text:p>5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52" table:style-name="ce13">
            <text:p>5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53" table:style-name="ce13">
            <text:p>5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54" table:style-name="ce13">
            <text:p>5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55" table:style-name="ce13">
            <text:p>5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56" table:style-name="ce13">
            <text:p>5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57" table:style-name="ce13">
            <text:p>5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58" table:style-name="ce13">
            <text:p>5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59" table:style-name="ce13">
            <text:p>5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60" table:style-name="ce13">
            <text:p>6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61" table:style-name="ce13">
            <text:p>6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62" table:style-name="ce13">
            <text:p>6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63" table:style-name="ce13">
            <text:p>6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64" table:style-name="ce13">
            <text:p>6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65" table:style-name="ce13">
            <text:p>6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66" table:style-name="ce13">
            <text:p>6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67" table:style-name="ce13">
            <text:p>6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68" table:style-name="ce13">
            <text:p>6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69" table:style-name="ce13">
            <text:p>6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70" table:style-name="ce13">
            <text:p>7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71" table:style-name="ce13">
            <text:p>7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72" table:style-name="ce13">
            <text:p>7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73" table:style-name="ce13">
            <text:p>7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74" table:style-name="ce13">
            <text:p>7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75" table:style-name="ce13">
            <text:p>7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76" table:style-name="ce13">
            <text:p>7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77" table:style-name="ce13">
            <text:p>7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78" table:style-name="ce13">
            <text:p>7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79" table:style-name="ce13">
            <text:p>7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80" table:style-name="ce13">
            <text:p>8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81" table:style-name="ce13">
            <text:p>8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82" table:style-name="ce13">
            <text:p>8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83" table:style-name="ce13">
            <text:p>8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84" table:style-name="ce13">
            <text:p>8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85" table:style-name="ce13">
            <text:p>8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86" table:style-name="ce13">
            <text:p>8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87" table:style-name="ce13">
            <text:p>8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88" table:style-name="ce13">
            <text:p>8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89" table:style-name="ce13">
            <text:p>8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90" table:style-name="ce13">
            <text:p>9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91" table:style-name="ce13">
            <text:p>91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92" table:style-name="ce13">
            <text:p>92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93" table:style-name="ce13">
            <text:p>93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94" table:style-name="ce13">
            <text:p>94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95" table:style-name="ce13">
            <text:p>95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96" table:style-name="ce13">
            <text:p>96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97" table:style-name="ce13">
            <text:p>97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98" table:style-name="ce13">
            <text:p>98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99" table:style-name="ce13">
            <text:p>99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style-name="ro2">
          <table:table-cell office:value-type="float" office:value="100" table:style-name="ce13">
            <text:p>100</text:p>
          </table:table-cell>
          <table:table-cell table:content-validation-name="val2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content-validation-name="val1" table:style-name="ce14"/>
          <table:table-cell table:number-columns-repeated="207" table:style-name="ce5"/>
          <table:table-cell table:number-columns-repeated="16171" table:style-name="ce1"/>
        </table:table-row>
        <table:table-row table:number-rows-repeated="10484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2</meta:generator>
    <dc:title/>
    <dc:description/>
    <dc:subject/>
    <meta:initial-creator>Tilley, Peter (OPENCAST)</meta:initial-creator>
    <dc:creator>Microsoft Office User</dc:creator>
    <meta:creation-date>2023-03-08T17:15:43Z</meta:creation-date>
    <dc:date>2023-03-16T17:16:45Z</dc:date>
  </office:meta>
</office:document-meta>
</file>